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entabilidad económica</text:p>
          </table:table-cell>
          <table:table-cell/>
          <table:table-cell table:formula="of:=([.G1]/[.G2])*100" office:value-type="float" office:value="27.0934037830622" calcext:value-type="float">
            <text:p>27,0934037830622</text:p>
          </table:table-cell>
          <table:table-cell office:value-type="string" calcext:value-type="string">
            <text:p>&gt; mejor</text:p>
          </table:table-cell>
          <table:table-cell/>
          <table:table-cell table:style-name="ce1" office:value-type="string" calcext:value-type="string">
            <text:p>BAI</text:p>
          </table:table-cell>
          <table:table-cell office:value-type="float" office:value="16457.88" calcext:value-type="float">
            <text:p>16457,88</text:p>
          </table:table-cell>
        </table:table-row>
        <table:table-row table:style-name="ro1">
          <table:table-cell office:value-type="string" calcext:value-type="string">
            <text:p>Rentabilidad financiera</text:p>
          </table:table-cell>
          <table:table-cell/>
          <table:table-cell table:formula="of:=([.G10]/[.G8])*100" office:value-type="float" office:value="208.46648" calcext:value-type="float">
            <text:p>208,46648</text:p>
          </table:table-cell>
          <table:table-cell office:value-type="string" calcext:value-type="string">
            <text:p>&gt; mejor</text:p>
          </table:table-cell>
          <table:table-cell/>
          <table:table-cell office:value-type="string" calcext:value-type="string">
            <text:p>Activo</text:p>
          </table:table-cell>
          <table:table-cell office:value-type="float" office:value="60744.97" calcext:value-type="float">
            <text:p>60744,97</text:p>
          </table:table-cell>
        </table:table-row>
        <table:table-row table:style-name="ro1">
          <table:table-cell office:value-type="string" calcext:value-type="string">
            <text:p>Tesorería</text:p>
          </table:table-cell>
          <table:table-cell/>
          <table:table-cell table:formula="of:=([.G12]+[.G13])/[.G7]" office:value-type="float" office:value="41020" calcext:value-type="float">
            <text:p>41020</text:p>
          </table:table-cell>
          <table:table-cell office:value-type="string" calcext:value-type="string">
            <text:p>0.7 &lt; x &lt; 1</text:p>
          </table:table-cell>
          <table:table-cell/>
          <table:table-cell office:value-type="string" calcext:value-type="string">
            <text:p>Activo no co</text:p>
          </table:table-cell>
          <table:table-cell office:value-type="float" office:value="7124.94" calcext:value-type="float">
            <text:p>7124,94</text:p>
          </table:table-cell>
        </table:table-row>
        <table:table-row table:style-name="ro1">
          <table:table-cell office:value-type="string" calcext:value-type="string">
            <text:p>Tesorería inmediata</text:p>
          </table:table-cell>
          <table:table-cell/>
          <table:table-cell table:formula="of:=[.G13]/[.G7]" office:value-type="float" office:value="41020" calcext:value-type="float">
            <text:p>41020</text:p>
          </table:table-cell>
          <table:table-cell office:value-type="string" calcext:value-type="string">
            <text:p>0.1 &lt; x &lt; 0.3</text:p>
          </table:table-cell>
          <table:table-cell/>
          <table:table-cell office:value-type="string" calcext:value-type="string">
            <text:p>Activo corr</text:p>
          </table:table-cell>
          <table:table-cell office:value-type="float" office:value="41020" calcext:value-type="float">
            <text:p>41020</text:p>
          </table:table-cell>
        </table:table-row>
        <table:table-row table:style-name="ro1">
          <table:table-cell office:value-type="string" calcext:value-type="string">
            <text:p>Garantía</text:p>
          </table:table-cell>
          <table:table-cell/>
          <table:table-cell table:formula="of:=[.G2]/([.G7]+[.G6])" office:value-type="float" office:value="4.04939470701953" calcext:value-type="float">
            <text:p>4,04939470701953</text:p>
          </table:table-cell>
          <table:table-cell office:value-type="string" calcext:value-type="string">
            <text:p>1.5 &lt; x &lt; 2.5</text:p>
          </table:table-cell>
          <table:table-cell/>
          <table:table-cell office:value-type="string" calcext:value-type="string">
            <text:p>Pasivo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Autonomía financiera</text:p>
          </table:table-cell>
          <table:table-cell/>
          <table:table-cell table:formula="of:=[.G11]/([.G6]+[.G7])" office:value-type="float" office:value="0.399973335110993" calcext:value-type="float">
            <text:p>0,399973335110993</text:p>
          </table:table-cell>
          <table:table-cell office:value-type="string" calcext:value-type="string">
            <text:p>~1</text:p>
          </table:table-cell>
          <table:table-cell/>
          <table:table-cell office:value-type="string" calcext:value-type="string">
            <text:p>Pasivo no co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Endeudamiento</text:p>
          </table:table-cell>
          <table:table-cell/>
          <table:table-cell table:formula="of:=([.G6]+[.G7])/[.G11]" office:value-type="float" office:value="2.50016666666667" calcext:value-type="float">
            <text:p>2,50016666666667</text:p>
          </table:table-cell>
          <table:table-cell office:value-type="string" calcext:value-type="string">
            <text:p>1.5 &lt; x &lt; 2</text:p>
          </table:table-cell>
          <table:table-cell/>
          <table:table-cell office:value-type="string" calcext:value-type="string">
            <text:p>Pasivo cor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dad de la deuda</text:p>
          </table:table-cell>
          <table:table-cell/>
          <table:table-cell table:formula="of:=[.G7]/([.G7]+[.G6])" office:value-type="float" office:value="0.0000666622225184988" calcext:value-type="float">
            <text:p>6,66622225184988E-05</text:p>
          </table:table-cell>
          <table:table-cell office:value-type="string" calcext:value-type="string">
            <text:p>X&lt;1 (menos mejor)</text:p>
          </table:table-cell>
          <table:table-cell/>
          <table:table-cell office:value-type="string" calcext:value-type="string">
            <text:p>fondos prop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mpuestos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enf des imp</text:p>
          </table:table-cell>
          <table:table-cell table:formula="of:=[.G1]*(1-[.G9])" office:value-type="float" office:value="12507.9888" calcext:value-type="float">
            <text:p>12507,988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tr neto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alizab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isponible</text:p>
          </table:table-cell>
          <table:table-cell office:value-type="float" office:value="41020" calcext:value-type="float">
            <text:p>410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3:05:16.45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10:20:58.648000000</meta:creation-date>
    <dc:date>2022-02-17T13:12:22.920000000</dc:date>
    <meta:editing-duration>PT1H11M40S</meta:editing-duration>
    <meta:editing-cycles>9</meta:editing-cycles>
    <meta:generator>LibreOffice/7.1.6.2$Windows_X86_64 LibreOffice_project/0e133318fcee89abacd6a7d077e292f1145735c3</meta:generator>
    <meta:document-statistic meta:table-count="1" meta:cell-count="50" meta:object-count="0"/>
  </office:meta>
</office:document-meta>
</file>